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69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6cm" fo:min-width="0.561cm"/>
    </style:style>
    <style:style style:name="gr5" style:family="graphic" style:parent-style-name="standard">
      <style:graphic-properties svg:stroke-width="0.1cm" svg:stroke-color="#000000" draw:marker-start-width="0.5cm" draw:marker-end-width="0.5cm" draw:fill="none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line draw:style-name="gr1" draw:text-style-name="P1" draw:layer="layout" svg:x1="4cm" svg:y1="17.1cm" svg:x2="3.9cm" svg:y2="4.9cm">
          <text:p/>
        </draw:line>
        <draw:line draw:style-name="gr1" draw:text-style-name="P1" draw:layer="layout" svg:x1="3.954cm" svg:y1="17.101cm" svg:x2="18.1cm" svg:y2="17.1cm">
          <text:p/>
        </draw:line>
        <draw:custom-shape draw:style-name="gr2" draw:text-style-name="P1" draw:layer="layout" svg:width="0.6cm" svg:height="0.6cm" svg:x="5.7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5.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7.3cm" svg:y="1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8.6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10.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13.3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92cm" svg:height="1.136cm" svg:x="16.4cm" svg:y="17.4cm">
          <draw:text-box>
            <text:p><text:span text:style-name="T1">f1</text:span></text:p>
          </draw:text-box>
        </draw:frame>
        <draw:custom-shape draw:style-name="gr2" draw:text-style-name="P1" draw:layer="layout" svg:width="0.6cm" svg:height="0.6cm" svg:x="10.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cm" svg:height="0.6cm" svg:x="10.9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1.192cm" svg:height="1.136cm" svg:x="2.7cm" svg:y="5.4cm">
          <draw:text-box>
            <text:p><text:span text:style-name="T1">f2</text:span></text:p>
          </draw:text-box>
        </draw:frame>
        <draw:frame draw:style-name="gr4" draw:text-style-name="P2" draw:layer="layout" svg:width="1.061cm" svg:height="1.136cm" svg:x="4.6cm" svg:y="6.5cm">
          <draw:text-box>
            <text:p><text:span text:style-name="T1">A</text:span></text:p>
          </draw:text-box>
        </draw:frame>
        <draw:frame draw:style-name="gr4" draw:text-style-name="P2" draw:layer="layout" svg:width="1.061cm" svg:height="1.136cm" svg:x="4.601cm" svg:y="8.3cm">
          <draw:text-box>
            <text:p><text:span text:style-name="T1">B</text:span></text:p>
          </draw:text-box>
        </draw:frame>
        <draw:custom-shape draw:style-name="gr5" draw:text-style-name="P1" draw:layer="layout" svg:width="0.6cm" svg:height="0.6cm" svg:x="7.7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.061cm" svg:height="1.136cm" svg:x="6.601cm" svg:y="7.3cm">
          <draw:text-box>
            <text:p><text:span text:style-name="T1">C</text:span></text:p>
          </draw:text-box>
        </draw:frame>
        <draw:custom-shape draw:style-name="gr5" draw:text-style-name="P1" draw:layer="layout" svg:width="0.6cm" svg:height="0.6cm" svg:x="8cm" svg:y="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10cm" svg:y="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9.6cm" svg:y="7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11.9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8.9cm" svg:y="10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11.9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10.4cm" svg:y="11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11.2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13.2cm" svg:y="9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cm" svg:height="0.6cm" svg:x="12.6cm" svg:y="12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afael Ángel García Leiva</meta:initial-creator>
    <meta:creation-date>2022-12-18T09:46:16.80</meta:creation-date>
    <dc:date>2022-12-20T22:41:34.62</dc:date>
    <dc:creator>Rafael Ángel García Leiva</dc:creator>
    <meta:editing-duration>PT1H23M50S</meta:editing-duration>
    <meta:editing-cycles>2</meta:editing-cycles>
    <meta:generator>OpenOffice/4.1.7$Win32 OpenOffice.org_project/417m1$Build-9800</meta:generator>
    <meta:document-statistic meta:object-count="26"/>
  </office:meta>
</office:document-meta>
</file>